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7622in" svg:y="0.3654in">
            <draw:object draw:notify-on-update-of-ranges="Sheet1.A2:Sheet1.A25 Sheet1.B2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 / cm</text:p>
          </table:table-cell>
          <table:table-cell office:value-type="string" calcext:value-type="string">
            <text:p>atraso <text:s/>/mu s</text:p>
          </table:table-cell>
          <table:table-cell/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.3" calcext:value-type="float">
            <text:p>146.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52" calcext:value-type="float">
            <text:p>1.5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63" calcext:value-type="float">
            <text:p>1.6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92" calcext:value-type="float">
            <text:p>1.9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01" calcext:value-type="float">
            <text:p>2.0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11" calcext:value-type="float">
            <text:p>2.1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21" calcext:value-type="float">
            <text:p>2.2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28" calcext:value-type="float">
            <text:p>2.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41" calcext:value-type="float">
            <text:p>2.4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49" calcext:value-type="float">
            <text:p>2.4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8" calcext:value-type="float">
            <text:p>2.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la" number:country="VA">€</number:currency-symbol>
      <number:text> </number:text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2:03:16.013419186</meta:creation-date>
    <dc:date>2025-12-02T12:39:05.469137472</dc:date>
    <meta:editing-duration>PT9M2S</meta:editing-duration>
    <meta:editing-cycles>1</meta:editing-cycles>
    <meta:generator>LibreOffice/25.2.7.2$Linux_X86_64 LibreOffice_project/520$Build-2</meta:generator>
    <meta:document-statistic meta:table-count="1" meta:cell-count="5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5cm" svg:y="4.201cm" style:legend-expansion="high" chart:style-name="ch2"/>
        <chart:plot-area chart:style-name="ch3" svg:x="0.32cm" svg:y="0.18cm" svg:width="13.095cm" svg:height="8.64cm">
          <chart:coordinate-region svg:x="1.049cm" svg:y="0.379cm" svg:width="12.07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class="chart:scatter">
            <chart:domain table:cell-range-address="Sheet1.A2:Sheet1.A25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.8">
                <text:p>151.8</text:p>
                <draw:g>
                  <svg:desc>Sheet1.A2:Sheet1.A25</svg:desc>
                </draw:g>
              </table:table-cell>
              <table:table-cell office:value-type="float" office:value="0">
                <text:p>0</text:p>
                <draw:g>
                  <svg:desc>Sheet1.B2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.3">
                <text:p>146.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">
                <text:p>14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9">
                <text:p>13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">
                <text:p>13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">
                <text:p>9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">
                <text:p>6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2.28">
                <text:p>2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